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6.316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.999cm" svg:height="8.999cm" svg:x="33.631cm" svg:y="0cm">
            <draw:object draw:notify-on-update-of-ranges="Feuille1.N2:Feuille1.N5 Feuille1.O1:Feuille1.O1 Feuille1.O2:Feuille1.O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3.576cm" svg:y="10.034cm">
            <draw:object draw:notify-on-update-of-ranges="Feuille1.N24:Feuille1.N27 Feuille1.O23:Feuille1.O23 Feuille1.O24:Feuille1.O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33.576cm" svg:y="19.827cm">
            <draw:object draw:notify-on-update-of-ranges="Feuille1.N47:Feuille1.N50 Feuille1.O46:Feuille1.O46 Feuille1.O47:Feuille1.O5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3"/>
          <table:table-cell office:value-type="string" calcext:value-type="string">
            <text:p>Temps d'itération (en jours)</text:p>
          </table:table-cell>
          <table:table-cell office:value-type="string" calcext:value-type="string">
            <text:p>Somme des estimations (en jours)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Temps d'itération (en jours)</text:p>
          </table:table-cell>
          <table:table-cell office:value-type="string" calcext:value-type="string">
            <text:p>Somme des estimations (en jours)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18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Temps d'itération (en jours)</text:p>
          </table:table-cell>
          <table:table-cell office:value-type="string" calcext:value-type="string">
            <text:p>Somme des estimations (en jours)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3:58:16.34498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4:20:58.608217156</meta:creation-date>
    <dc:date>2016-01-27T13:58:36.276443860</dc:date>
    <meta:editing-duration>PT1H48S</meta:editing-duration>
    <meta:editing-cycles>6</meta:editing-cycles>
    <meta:generator>LibreOffice/4.2.8.2$Linux_X86_64 LibreOffice_project/420m0$Build-2</meta:generator>
    <meta:document-statistic meta:table-count="1" meta:cell-count="30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" chart:interval-major="5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Sprint 1</text:p>
        </chart:title>
        <chart:legend chart:legend-position="end" svg:x="10.343cm" svg:y="4.002cm" style:legend-expansion="high" chart:style-name="ch3"/>
        <chart:plot-area chart:style-name="ch4" table:cell-range-address="Feuille1.N2:Feuille1.O5 Feuille1.O1:Feuille1.O1" chart:data-source-has-labels="row" svg:x="0.32cm" svg:y="1.301cm" svg:width="9.703cm" svg:height="7.519cm">
          <chartooo:coordinate-region svg:x="0.941cm" svg:y="1.5cm" svg:width="8.896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O2:Feuille1.O5" chart:label-cell-address="Feuille1.O1:Feuille1.O1" chart:class="chart:scatter">
            <chart:domain table:cell-range-address="Feuille1.N2:Feuille1.N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omme des estimations (en jours)</text:p>
                <draw:g>
                  <svg:desc>Feuille1.O1:Feuille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N2:Feuille1.N5</svg:desc>
                </draw:g>
              </table:table-cell>
              <table:table-cell office:value-type="float" office:value="10">
                <text:p>10</text:p>
                <draw:g>
                  <svg:desc>Feuille1.O2:Feuille1.O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" chart:interval-major="5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Sprint 2</text:p>
        </chart:title>
        <chart:legend chart:legend-position="end" svg:x="10.343cm" svg:y="4.002cm" style:legend-expansion="high" chart:style-name="ch3"/>
        <chart:plot-area chart:style-name="ch4" table:cell-range-address="Feuille1.N24:Feuille1.O27 Feuille1.O23:Feuille1.O23" chart:data-source-has-labels="row" svg:x="0.32cm" svg:y="1.301cm" svg:width="9.703cm" svg:height="7.519cm">
          <chartooo:coordinate-region svg:x="0.941cm" svg:y="1.5cm" svg:width="8.896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O24:Feuille1.O27" chart:label-cell-address="Feuille1.O23:Feuille1.O23" chart:class="chart:scatter">
            <chart:domain table:cell-range-address="Feuille1.N24:Feuille1.N2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omme des estimations (en jours)</text:p>
                <draw:g>
                  <svg:desc>Feuille1.O23:Feuille1.O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N24:Feuille1.N27</svg:desc>
                </draw:g>
              </table:table-cell>
              <table:table-cell office:value-type="float" office:value="10">
                <text:p>10</text:p>
                <draw:g>
                  <svg:desc>Feuille1.O24:Feuille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" chart:interval-major="5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Sprint 3</text:p>
        </chart:title>
        <chart:legend chart:legend-position="end" svg:x="10.343cm" svg:y="4.002cm" style:legend-expansion="high" chart:style-name="ch3"/>
        <chart:plot-area chart:style-name="ch4" table:cell-range-address="Feuille1.N47:Feuille1.O50 Feuille1.O46:Feuille1.O46" chart:data-source-has-labels="row" svg:x="0.32cm" svg:y="1.301cm" svg:width="9.703cm" svg:height="7.519cm">
          <chartooo:coordinate-region svg:x="0.941cm" svg:y="1.5cm" svg:width="8.896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O47:Feuille1.O50" chart:label-cell-address="Feuille1.O46:Feuille1.O46" chart:class="chart:scatter">
            <chart:domain table:cell-range-address="Feuille1.N47:Feuille1.N50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omme des estimations (en jours)</text:p>
                <draw:g>
                  <svg:desc>Feuille1.O46:Feuille1.O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N47:Feuille1.N50</svg:desc>
                </draw:g>
              </table:table-cell>
              <table:table-cell office:value-type="float" office:value="10">
                <text:p>10</text:p>
                <draw:g>
                  <svg:desc>Feuille1.O47:Feuille1.O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